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ease Notes</text:p>
      <text:h text:style-name="Heading_20_1" text:outline-level="1">Version 0.1.0</text:h>
      <text:p text:style-name="Text_20_body">2012-11-06</text:p>
      <text:p text:style-name="Text_20_body"/>
      <text:p text:style-name="Text_20_body">Changes/New Features:</text:p>
      <text:list xml:id="list42733844" text:style-name="L1">
        <text:list-item>
          <text:p text:style-name="P2">Editor with a Europe map (imported from Imperialism one) showing terrain only.</text:p>
        </text:list-item>
        <text:list-item>
          <text:p text:style-name="P2">Terrain can be changed by selecting other terrain and clicking on the map.</text:p>
        </text:list-item>
        <text:list-item>
          <text:p text:style-name="P2">Some skeletons or User Interface dialogs can be access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0S</meta:editing-duration>
    <meta:editing-cycles>3</meta:editing-cycles>
    <meta:generator>LibreOffice/3.4$Win32 LibreOffice_project/340m1$Build-302</meta:generator>
    <dc:date>2012-11-05T23:01:43.44</dc:date>
    <meta:document-statistic meta:table-count="0" meta:image-count="0" meta:object-count="0" meta:page-count="1" meta:paragraph-count="7" meta:word-count="44" meta:character-count="269" meta:non-whitespace-character-count="235"/>
    <dc:creator>Jan Keller</dc:creator>
    <meta:user-defined meta:name="Info 1"/>
    <meta:user-defined meta:name="Info 2"/>
    <meta:user-defined meta:name="Info 3"/>
    <meta:user-defined meta:name="Info 4"/>
  </office:meta>
</office:document-meta>
</file>